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_re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</text:p>
          </table:table-cell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$P_\text{раб},\,\text{кПа}$</text:p>
          </table:table-cell>
          <table:table-cell office:value-type="string" calcext:value-type="string">
            <text:p>$A, \text{кс}^{-1}$</text:p>
          </table:table-cell>
          <table:table-cell office:value-type="string" calcext:value-type="string">
            <text:p>$10\,\text{кПа}/P_\text{раб}$</text:p>
          </table:table-cell>
          <table:table-cell office:value-type="string" calcext:value-type="string">
            <text:p>$D, \text{cм}^2/\text{с}$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ata</text:p>
          </table:table-cell>
          <table:table-cell office:value-type="float" office:value="5.5" calcext:value-type="float">
            <text:p>5.5</text:p>
          </table:table-cell>
          <table:table-cell office:value-type="float" office:value="3.94545" calcext:value-type="float">
            <text:p>3.94545</text:p>
          </table:table-cell>
          <table:table-cell table:formula="of:=10/[.F21]" office:value-type="float" office:value="1.81818181818182" calcext:value-type="float">
            <text:p>1.81818181818182</text:p>
          </table:table-cell>
          <table:table-cell table:formula="of:=420/2*9*[.G21]/1000" office:value-type="float" office:value="7.4569005" calcext:value-type="float">
            <text:p>7.4569005</text:p>
          </table:table-cell>
          <table:table-cell table:style-name="ce1" table:formula="of:=(30/420 + 1/9)*[.I21]" office:value-type="float" office:value="1.36118025" calcext:value-type="float">
            <text:p>1.36E+00</text:p>
          </table:table-cell>
          <table:table-cell table:formula="of:=0.25/[.F21]*[.H21]" office:value-type="float" office:value="0.0826446280991736" calcext:value-type="float">
            <text:p>0.0826446280991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a</text:p>
          </table:table-cell>
          <table:table-cell office:value-type="float" office:value="11.5" calcext:value-type="float">
            <text:p>11.5</text:p>
          </table:table-cell>
          <table:table-cell office:value-type="float" office:value="2.04054" calcext:value-type="float">
            <text:p>2.04054</text:p>
          </table:table-cell>
          <table:table-cell table:formula="of:=10/[.F22]" office:value-type="float" office:value="0.869565217391304" calcext:value-type="float">
            <text:p>0.869565217391304</text:p>
          </table:table-cell>
          <table:table-cell table:formula="of:=420/2*9*[.G22]/1000" office:value-type="float" office:value="3.8566206" calcext:value-type="float">
            <text:p>3.8566206</text:p>
          </table:table-cell>
          <table:table-cell table:style-name="ce1" table:formula="of:=(30/420 + 1/9)*[.I22]" office:value-type="float" office:value="0.7039863" calcext:value-type="float">
            <text:p>7.04E-01</text:p>
          </table:table-cell>
          <table:table-cell table:formula="of:=0.25/[.F22]*[.H22]" office:value-type="float" office:value="0.0189035916824197" calcext:value-type="float">
            <text:p>0.018903591682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a</text:p>
          </table:table-cell>
          <table:table-cell office:value-type="float" office:value="19" calcext:value-type="float">
            <text:p>19</text:p>
          </table:table-cell>
          <table:table-cell office:value-type="float" office:value="1.46425" calcext:value-type="float">
            <text:p>1.46425</text:p>
          </table:table-cell>
          <table:table-cell table:formula="of:=10/[.F23]" office:value-type="float" office:value="0.526315789473684" calcext:value-type="float">
            <text:p>0.526315789473684</text:p>
          </table:table-cell>
          <table:table-cell table:formula="of:=420/2*9*[.G23]/1000" office:value-type="float" office:value="2.7674325" calcext:value-type="float">
            <text:p>2.7674325</text:p>
          </table:table-cell>
          <table:table-cell table:style-name="ce1" table:formula="of:=(30/420 + 1/9)*[.I23]" office:value-type="float" office:value="0.50516625" calcext:value-type="float">
            <text:p>5.05E-01</text:p>
          </table:table-cell>
          <table:table-cell table:formula="of:=0.25/[.F23]*[.H23]" office:value-type="float" office:value="0.00692520775623269" calcext:value-type="float">
            <text:p>0.0069252077562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a</text:p>
          </table:table-cell>
          <table:table-cell office:value-type="float" office:value="22.5" calcext:value-type="float">
            <text:p>22.5</text:p>
          </table:table-cell>
          <table:table-cell office:value-type="float" office:value="1.20026" calcext:value-type="float">
            <text:p>1.20026</text:p>
          </table:table-cell>
          <table:table-cell table:formula="of:=10/[.F24]" office:value-type="float" office:value="0.444444444444444" calcext:value-type="float">
            <text:p>0.444444444444444</text:p>
          </table:table-cell>
          <table:table-cell table:formula="of:=420/2*9*[.G24]/1000" office:value-type="float" office:value="2.2684914" calcext:value-type="float">
            <text:p>2.2684914</text:p>
          </table:table-cell>
          <table:table-cell table:style-name="ce1" table:formula="of:=(30/420 + 1/9)*[.I24]" office:value-type="float" office:value="0.4140897" calcext:value-type="float">
            <text:p>4.14E-01</text:p>
          </table:table-cell>
          <table:table-cell table:formula="of:=0.25/[.F24]*[.H24]" office:value-type="float" office:value="0.00493827160493827" calcext:value-type="float">
            <text:p>0.0049382716049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a</text:p>
          </table:table-cell>
          <table:table-cell office:value-type="float" office:value="29" calcext:value-type="float">
            <text:p>29</text:p>
          </table:table-cell>
          <table:table-cell office:value-type="float" office:value="0.864681" calcext:value-type="float">
            <text:p>0.864681</text:p>
          </table:table-cell>
          <table:table-cell table:formula="of:=10/[.F25]" office:value-type="float" office:value="0.344827586206897" calcext:value-type="float">
            <text:p>0.344827586206897</text:p>
          </table:table-cell>
          <table:table-cell table:formula="of:=420/2*9*[.G25]/1000" office:value-type="float" office:value="1.63424709" calcext:value-type="float">
            <text:p>1.63424709</text:p>
          </table:table-cell>
          <table:table-cell table:style-name="ce1" table:formula="of:=(30/420 + 1/9)*[.I25]" office:value-type="float" office:value="0.298314945" calcext:value-type="float">
            <text:p>2.98E-01</text:p>
          </table:table-cell>
          <table:table-cell table:formula="of:=0.25/[.F25]*[.H25]" office:value-type="float" office:value="0.00297265160523187" calcext:value-type="float">
            <text:p>0.0029726516052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a</text:p>
          </table:table-cell>
          <table:table-cell office:value-type="float" office:value="34.5" calcext:value-type="float">
            <text:p>34.5</text:p>
          </table:table-cell>
          <table:table-cell office:value-type="float" office:value="0.871089" calcext:value-type="float">
            <text:p>0.871089</text:p>
          </table:table-cell>
          <table:table-cell table:formula="of:=10/[.F26]" office:value-type="float" office:value="0.289855072463768" calcext:value-type="float">
            <text:p>0.289855072463768</text:p>
          </table:table-cell>
          <table:table-cell table:formula="of:=420/2*9*[.G26]/1000" office:value-type="float" office:value="1.64635821" calcext:value-type="float">
            <text:p>1.64635821</text:p>
          </table:table-cell>
          <table:table-cell table:style-name="ce1" table:formula="of:=(30/420 + 1/9)*[.I26]" office:value-type="float" office:value="0.300525705" calcext:value-type="float">
            <text:p>3.01E-01</text:p>
          </table:table-cell>
          <table:table-cell table:formula="of:=0.25/[.F26]*[.H26]" office:value-type="float" office:value="0.00210039907582441" calcext:value-type="float">
            <text:p>0.0021003990758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a</text:p>
          </table:table-cell>
          <table:table-cell office:value-type="float" office:value="40" calcext:value-type="float">
            <text:p>40</text:p>
          </table:table-cell>
          <table:table-cell office:value-type="float" office:value="0.779296" calcext:value-type="float">
            <text:p>0.779296</text:p>
          </table:table-cell>
          <table:table-cell table:formula="of:=10/[.F27]" office:value-type="float" office:value="0.25" calcext:value-type="float">
            <text:p>0.25</text:p>
          </table:table-cell>
          <table:table-cell table:formula="of:=420/2*9*[.G27]/1000" office:value-type="float" office:value="1.47286944" calcext:value-type="float">
            <text:p>1.47286944</text:p>
          </table:table-cell>
          <table:table-cell table:style-name="ce1" table:formula="of:=(30/420 + 1/9)*[.I27]" office:value-type="float" office:value="0.26885712" calcext:value-type="float">
            <text:p>2.69E-01</text:p>
          </table:table-cell>
          <table:table-cell table:formula="of:=0.25/[.F27]*[.H27]" office:value-type="float" office:value="0.0015625" calcext:value-type="float">
            <text:p>0.0015625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5"/>
          <table:table-cell office:value-type="float" office:value="7.4569005" calcext:value-type="float">
            <text:p>7.4569005</text:p>
          </table:table-cell>
          <table:table-cell table:style-name="ce1" office:value-type="float" office:value="1.36" calcext:value-type="float">
            <text:p>1.36E+00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0.082644628099174" calcext:value-type="float">
            <text:p>0.08264462809917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.8566206" calcext:value-type="float">
            <text:p>3.8566206</text:p>
          </table:table-cell>
          <table:table-cell table:style-name="ce1" office:value-type="float" office:value="0.704" calcext:value-type="float">
            <text:p>7.04E-01</text:p>
          </table:table-cell>
          <table:table-cell office:value-type="float" office:value="0.869565217391304" calcext:value-type="float">
            <text:p>0.869565217391304</text:p>
          </table:table-cell>
          <table:table-cell office:value-type="float" office:value="0.01890359168242" calcext:value-type="float">
            <text:p>0.0189035916824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.7674325" calcext:value-type="float">
            <text:p>2.7674325</text:p>
          </table:table-cell>
          <table:table-cell table:style-name="ce1" office:value-type="float" office:value="0.505" calcext:value-type="float">
            <text:p>5.05E-01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006925207756233" calcext:value-type="float">
            <text:p>0.006925207756233</text:p>
          </table:table-cell>
          <table:table-cell/>
          <table:table-cell table:style-name="ce1"/>
        </table:table-row>
        <table:table-row table:style-name="ro1">
          <table:table-cell table:number-columns-repeated="5"/>
          <table:table-cell office:value-type="float" office:value="2.2684914" calcext:value-type="float">
            <text:p>2.2684914</text:p>
          </table:table-cell>
          <table:table-cell table:style-name="ce1" office:value-type="float" office:value="0.414" calcext:value-type="float">
            <text:p>4.14E-01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004938271604938" calcext:value-type="float">
            <text:p>0.004938271604938</text:p>
          </table:table-cell>
          <table:table-cell/>
          <table:table-cell table:style-name="ce1"/>
        </table:table-row>
        <table:table-row table:style-name="ro1">
          <table:table-cell table:number-columns-repeated="5"/>
          <table:table-cell office:value-type="float" office:value="1.63424709" calcext:value-type="float">
            <text:p>1.63424709</text:p>
          </table:table-cell>
          <table:table-cell table:style-name="ce1" office:value-type="float" office:value="0.298" calcext:value-type="float">
            <text:p>2.98E-0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002972651605232" calcext:value-type="float">
            <text:p>0.002972651605232</text:p>
          </table:table-cell>
          <table:table-cell/>
          <table:table-cell table:style-name="ce1"/>
        </table:table-row>
        <table:table-row table:style-name="ro1">
          <table:table-cell table:number-columns-repeated="5"/>
          <table:table-cell office:value-type="float" office:value="1.64635821" calcext:value-type="float">
            <text:p>1.64635821</text:p>
          </table:table-cell>
          <table:table-cell table:style-name="ce1" office:value-type="float" office:value="0.301" calcext:value-type="float">
            <text:p>3.01E-01</text:p>
          </table:table-cell>
          <table:table-cell office:value-type="float" office:value="0.289855072463768" calcext:value-type="float">
            <text:p>0.289855072463768</text:p>
          </table:table-cell>
          <table:table-cell office:value-type="float" office:value="0.002100399075824" calcext:value-type="float">
            <text:p>0.002100399075824</text:p>
          </table:table-cell>
          <table:table-cell/>
          <table:table-cell table:style-name="ce1"/>
        </table:table-row>
        <table:table-row table:style-name="ro1">
          <table:table-cell table:number-columns-repeated="5"/>
          <table:table-cell office:value-type="float" office:value="1.47286944" calcext:value-type="float">
            <text:p>1.47286944</text:p>
          </table:table-cell>
          <table:table-cell table:style-name="ce1" office:value-type="float" office:value="0.269" calcext:value-type="float">
            <text:p>2.69E-01</text:p>
          </table:table-cell>
          <table:table-cell office:value-type="float" office:value="0.25" calcext:value-type="float">
            <text:p>0.25</text:p>
          </table:table-cell>
          <table:table-cell office:value-type="float" office:value="0.0015625" calcext:value-type="float">
            <text:p>0.0015625</text:p>
          </table:table-cell>
          <table:table-cell/>
          <table:table-cell table:style-name="ce1"/>
        </table:table-row>
        <table:table-row table:style-name="ro1">
          <table:table-cell table:number-columns-repeated="10"/>
          <table:table-cell table:style-name="ce1"/>
        </table:table-row>
        <table:table-row table:style-name="ro1">
          <table:table-cell table:number-columns-repeated="10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6:01:05.728516607</meta:creation-date>
    <dc:date>2020-05-05T22:23:37.658822311</dc:date>
    <meta:editing-duration>PT5H41M29S</meta:editing-duration>
    <meta:editing-cycles>1</meta:editing-cycles>
    <meta:document-statistic meta:table-count="1" meta:cell-count="103" meta:object-count="0"/>
    <meta:generator>LibreOffice/6.0.7.3$Linux_X86_64 LibreOffice_project/00m0$Build-3</meta:generator>
  </office:meta>
</office:document-meta>
</file>